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700000043A291B75D9577328C.png" manifest:media-type="image/png"/>
  <manifest:file-entry manifest:full-path="Pictures/100000000000003700000043C92BA0B3B7088B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989cm" fo:min-width="11.94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896cm" fo:min-width="2.55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896cm" fo:min-width="2.8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46cm" svg:height="7.239cm" svg:x="4.683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55cm" svg:height="1.773cm" svg:x="2.239cm" svg:y="6.134cm">
          <draw:image xlink:href="Pictures/100000000000003700000043A291B75D9577328C.png" xlink:type="simple" xlink:show="embed" xlink:actuate="onLoad" loext:mime-type="image/png">
            <text:p/>
          </draw:image>
        </draw:frame>
        <draw:custom-shape draw:style-name="gr3" draw:text-style-name="P4" draw:layer="layout" svg:width="3.175cm" svg:height="1.27cm" svg:x="1.281cm" svg:y="7.912cm">
          <text:p text:style-name="P3"><text:span text:style-name="T1">(1A) </text:span><text:span text:style-name="T2">Reading Ass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29cm" svg:height="1.27cm" svg:x="1.154cm" svg:y="3.167cm">
          <text:p text:style-name="P3"><text:span text:style-name="T1">(1) </text:span><text:span text:style-name="T2">Check what do <text:s/>students kn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29cm" svg:height="1.27cm" svg:x="1.154cm" svg:y="4.568cm">
          <text:p text:style-name="P3"><text:span text:style-name="T1">(2) </text:span><text:span text:style-name="T2">Create a workshe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455cm" svg:height="1.773cm" svg:x="2.27cm" svg:y="1.386cm">
          <draw:image xlink:href="Pictures/100000000000003700000043C92BA0B3B7088B9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03T16:36:38.244000000</meta:creation-date>
    <dc:date>2020-12-04T00:41:08.784000000</dc:date>
    <meta:editing-duration>PT13M14S</meta:editing-duration>
    <meta:editing-cycles>1</meta:editing-cycles>
    <meta:document-statistic meta:object-count="6"/>
    <meta:generator>LibreOffice/6.3.2.2$Windows_X86_64 LibreOffice_project/98b30e735bda24bc04ab42594c85f7fd8be07b9c</meta:generator>
  </office:meta>
</office:document-meta>
</file>